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F" style:font-family-generic="roman"/>
    <style:font-face style:name="F1" svg:font-family="F" style:font-family-generic="roman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Tahoma" svg:font-family="Tahoma" style:font-family-generic="modern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style:paragraph-properties style:writing-mode="lr-tb"/>
    </style:style>
    <style:style style:name="P6" style:family="paragraph">
      <loext:graphic-properties draw:fill="solid" draw:fill-color="#fafafa" draw:opacity="100%"/>
      <style:paragraph-properties style:writing-mode="lr-tb" style:font-independent-line-spacing="false"/>
    </style:style>
    <style:style style:name="P7" style:family="paragraph">
      <style:paragraph-properties style:text-autospace="none" style:writing-mode="lr-tb"/>
    </style:style>
    <style:style style:name="P8" style:family="paragraph">
      <loext:graphic-properties draw:fill="solid" draw:fill-color="#fafafa" draw:opacity="100%"/>
      <style:paragraph-properties style:text-autospace="none" style:writing-mode="lr-tb" style:font-independent-line-spacing="false"/>
    </style:style>
    <style:style style:name="P9" style:family="paragraph">
      <loext:graphic-properties draw:fill="solid" draw:fill-color="#fefefe" draw:opacity="100%"/>
      <style:paragraph-properties style:writing-mode="lr-tb" style:font-independent-line-spacing="false"/>
    </style:style>
    <style:style style:name="P10" style:family="paragraph">
      <loext:graphic-properties draw:fill="none"/>
    </style:style>
    <style:style style:name="P11" style:family="paragraph">
      <style:paragraph-properties style:writing-mode="lr-tb"/>
      <style:text-properties fo:font-size="12pt"/>
    </style:style>
    <style:style style:name="P12" style:family="paragraph">
      <loext:graphic-properties draw:fill="solid" draw:fill-color="#fafafa" draw:opacity="100%"/>
      <style:paragraph-properties style:writing-mode="lr-tb" style:font-independent-line-spacing="fals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8e7" style:font-weight-asian="bold" style:font-weight-complex="bold"/>
    </style:style>
    <style:style style:name="T3" style:family="text">
      <style:text-properties fo:color="#a9b7c6" loext:opacity="100%" style:font-name="JetBrains Mono2" fo:font-size="10pt" style:font-size-asian="10pt"/>
    </style:style>
    <style:style style:name="T4" style:family="text">
      <style:text-properties fo:color="#6897bb" loext:opacity="100%" style:font-name="JetBrains Mono2" fo:font-size="10pt" style:font-size-asian="10pt"/>
    </style:style>
    <style:style style:name="T5" style:family="text">
      <style:text-properties fo:color="#cc7832" loext:opacity="100%" style:font-name="JetBrains Mono2" fo:font-size="10pt" style:font-size-asian="10pt"/>
    </style:style>
    <style:style style:name="T6" style:family="text">
      <style:text-properties fo:color="#808080" loext:opacity="100%" style:font-name="JetBrains Mono2" fo:font-size="10pt" style:font-size-asian="10pt"/>
    </style:style>
    <style:style style:name="T7" style:family="text">
      <style:text-properties fo:color="#8888c6" loext:opacity="100%" style:font-name="JetBrains Mono2" fo:font-size="10pt" style:font-size-asian="10pt"/>
    </style:style>
    <style:style style:name="T8" style:family="text">
      <style:text-properties fo:color="#6a8759" loext:opacity="100%" style:font-name="JetBrains Mono2" fo:font-size="10pt" style:font-size-asian="10pt"/>
    </style:style>
    <style:style style:name="T9" style:family="text">
      <style:text-properties fo:language="en" fo:country="US"/>
    </style:style>
    <style:style style:name="T10" style:family="text">
      <style:text-properties officeooo:rsid="001954d6"/>
    </style:style>
    <style:style style:name="T11" style:family="text">
      <style:text-properties officeooo:rsid="001aa8e7"/>
    </style:style>
    <style:style style:name="T12" style:family="text">
      <style:text-properties fo:font-size="12pt"/>
    </style:style>
    <style:style style:name="T13" style:family="text">
      <style:text-properties fo:color="#6aab73" loext:opacity="100%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a9b7c6" loext:opacity="100%" style:font-name="JetBrains Mono2" fo:font-size="10pt" style:font-name-asian="JetBrains Mono2" style:font-size-asian="10pt" style:font-name-complex="JetBrains Mono2" style:font-size-complex="10pt"/>
    </style:style>
    <style:style style:name="T15" style:family="text">
      <style:text-properties fo:color="#6897bb" loext:opacity="100%" style:font-name="JetBrains Mono2" fo:font-size="10pt" style:font-name-asian="JetBrains Mono2" style:font-size-asian="10pt" style:font-name-complex="JetBrains Mono2" style:font-size-complex="10pt"/>
    </style:style>
    <style:style style:name="T16" style:family="text">
      <style:text-properties style:font-name="F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color="#bcbec4" loext:opacity="100%" style:font-name="JetBrains Mono" fo:font-size="9pt" style:font-name-asian="JetBrains Mono" style:font-size-asian="9pt" style:font-name-complex="JetBrains Mono" style:font-size-complex="9pt"/>
    </style:style>
    <style:style style:name="T19" style:family="text">
      <style:text-properties fo:color="#cc7832" loext:opacity="100%" style:font-name="JetBrains Mono2" fo:font-size="10pt" style:font-name-asian="JetBrains Mono2" style:font-size-asian="10pt" style:font-name-complex="JetBrains Mono2" style:font-size-complex="10pt"/>
    </style:style>
    <style:style style:name="gr1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7.248cm" fo:min-width="0.397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1.277cm" fo:min-width="0.397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0.527cm" fo:min-width="1.039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0.956cm" fo:min-width="0.397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0.63cm" fo:min-width="0.397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0.639cm" fo:min-width="4.844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0.436cm" fo:min-width="0.397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35cm" svg:stroke-color="#000000" svg:stroke-opacity="100%" draw:fill="solid" draw:fill-color="#fafafa" draw:opacity="100%" draw:textarea-horizontal-align="left" draw:textarea-vertical-align="middle" draw:auto-grow-height="false" draw:auto-grow-width="false" fo:min-height="1.245cm" fo:min-width="8.839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35cm" svg:stroke-color="#000000" svg:stroke-opacity="100%" draw:fill="solid" draw:fill-color="#fafafa" draw:opacity="100%" draw:textarea-horizontal-align="left" draw:textarea-vertical-align="middle" draw:auto-grow-height="false" draw:auto-grow-width="false" fo:min-height="0.663cm" fo:min-width="0.614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35cm" svg:stroke-color="#000000" svg:stroke-opacity="100%" draw:fill="solid" draw:fill-color="#fafafa" draw:opacity="100%" draw:textarea-horizontal-align="left" draw:textarea-vertical-align="middle" draw:auto-grow-height="false" draw:auto-grow-width="false" fo:min-height="0.663cm" fo:min-width="2.524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0.344cm" fo:min-width="0.397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0.527cm" fo:min-width="3.877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min-height="0.639cm" fo:min-width="6.657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.035cm" svg:stroke-color="#000000" svg:stroke-opacity="100%" draw:fill="solid" draw:fill-color="#fafafa" draw:opacity="100%" draw:textarea-horizontal-align="left" draw:textarea-vertical-align="middle" draw:auto-grow-height="false" draw:auto-grow-width="false" fo:min-height="1.245cm" fo:min-width="3.598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.035cm" svg:stroke-color="#000000" svg:stroke-opacity="100%" draw:fill="solid" draw:fill-color="#fafafa" draw:opacity="100%" draw:textarea-horizontal-align="left" draw:textarea-vertical-align="middle" draw:auto-grow-height="false" draw:auto-grow-width="false" fo:min-height="0.801cm" fo:min-width="3.293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.035cm" svg:stroke-color="#000000" svg:stroke-opacity="100%" draw:fill="solid" draw:fill-color="#fefefe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35cm" svg:stroke-color="#000000" svg:stroke-opacity="100%" draw:fill="none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width="0.035cm" svg:stroke-color="#000000" svg:stroke-opacity="100%" draw:fill="solid" draw:fill-color="#fefefe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width="0.035cm" svg:stroke-color="#000000" svg:stroke-opacity="100%" draw:fill="solid" draw:fill-color="#fafafa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width="0.035cm" svg:stroke-color="#000000" svg:stroke-opacity="100%" draw:fill="solid" draw:fill-color="#fafafa" draw:opacity="100%" draw:textarea-horizontal-align="left" draw:textarea-vertical-align="middle" draw:auto-grow-height="false" draw:auto-grow-width="false" fo:min-height="1.245cm" fo:min-width="7.156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width="0.035cm" svg:stroke-color="#000000" svg:stroke-opacity="100%" draw:fill="solid" draw:fill-color="#fafafa" draw:opacity="100%" draw:textarea-horizontal-align="left" draw:textarea-vertical-align="middle" draw:auto-grow-height="false" draw:auto-grow-width="false" fo:min-height="1.245cm" fo:min-width="6.174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93"/>Студент группы ИС-28 Товмасян С.А.</text:p>
      <text:p text:style-name="P1">Практическое занятие № 2</text:p>
      <text:p text:style-name="Standard"><text:span text:style-name="Основной_20_шрифт_20_абзаца"><text:span text:style-name="T1">Тема:</text:span></text:span> Составление программ циклической структуры в IDE PyCharm Community.</text:p>
      <text:p text:style-name="Standard"/>
      <text:p text:style-name="Standard"><text:span text:style-name="Основной_20_шрифт_20_абзаца"><text:span text:style-name="T1">Цель: </text:span></text:span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Standard"/>
      <text:p text:style-name="P1">Постановка задачи.</text:p>
      <text:p text:style-name="Standard">Разработать программу, выводящую на экран положительные четные числа от произвольного целого числа в обратном порядке.</text:p>
      <text:p text:style-name="Standard"/>
      <text:p text:style-name="Standard">Тип алгоритма: ветвистый</text:p>
      <text:p text:style-name="P1">Блок-схема алгоритма:</text:p>
      <text:p text:style-name="Standard"/>
      <text:p text:style-name="Standard"><draw:custom-shape text:anchor-type="paragraph" draw:z-index="20" draw:name="Фигура 1" draw:style-name="gr16" draw:text-style-name="P9" svg:width="3.626cm" svg:height="1.218cm" svg:x="6.685cm" svg:y="0.028cm"><text:p text:style-name="P5"><text:span text:style-name="T16"><text:s/></text:span><text:span text:style-name="T16">Начало</text:span></text:p>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/></text:p>
      <text:p text:style-name="P1"/>
      <text:p text:style-name="Standard"><draw:custom-shape text:anchor-type="paragraph" draw:z-index="7" draw:name="Фигура 13" draw:style-name="gr18" draw:text-style-name="P4" svg:width="0.398cm" svg:height="0.361cm" svg:x="8.116cm" svg:y="0.351cm"><text:p/><draw:enhanced-geometry svg:viewBox="0 0 21600 21600" draw:text-areas="?f11 ?f21 ?f13 ?f18" draw:type="non-primitive" draw:modifiers="11695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text:span text:style-name="Основной_20_шрифт_20_абзаца"><text:span text:style-name="T1"/></text:span></text:p>
      <text:p text:style-name="Standard"><draw:custom-shape text:anchor-type="paragraph" draw:z-index="21" draw:name="Фигура 2" draw:style-name="gr15" draw:text-style-name="P6" svg:width="5.231cm" svg:height="1.271cm" svg:x="5.602cm" svg:y="0.224cm"><text:p text:style-name="P5"><text:span text:style-name="T16"><text:s/></text:span><text:span text:style-name="T16">Ввод user_input</text:span><text:span text:style-name="T16"><text:tab/></text:span></text:p><draw:enhanced-geometry svg:viewBox="0 0 21600 21600" draw:text-areas="?f22 ?f22 ?f28 ?f28" draw:glue-points="?f23 ?f31 ?f32 ?f29 ?f26 ?f33 ?f24 ?f34 ?f32 ?f25 ?f19 ?f33" draw:type="non-primitive" draw:modifiers="5400" draw:enhanced-path="M ?f11 ?f8 L ?f9 ?f8 ?f12 ?f9 ?f8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text:span text:style-name="Основной_20_шрифт_20_абзаца"><text:span text:style-name="T1"/></text:span></text:p>
      <text:p text:style-name="P1"/>
      <text:p text:style-name="P1"/>
      <text:p text:style-name="Standard"><draw:custom-shape text:anchor-type="paragraph" draw:z-index="1" draw:name="Фигура 6" draw:style-name="gr22" draw:text-style-name="P8" svg:width="6.173cm" svg:height="1.244cm" svg:x="5.512cm" svg:y="0.286cm"><text:p text:style-name="P7"><text:span text:style-name="T14"><text:s/></text:span><text:span text:style-name="T14">Проверка трёхзначное ли число</text:span></text:p><draw:enhanced-geometry svg:viewBox="0 0 21600 21600" draw:mirror-horizontal="false" draw:mirror-vertical="fals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text:anchor-type="paragraph" draw:z-index="8" draw:name="Фигура 14" draw:style-name="gr18" draw:text-style-name="P4" svg:width="0.398cm" svg:height="0.197cm" svg:x="8.116cm" svg:y="0.034cm"><text:p/><draw:enhanced-geometry svg:viewBox="0 0 21600 21600" draw:text-areas="?f11 ?f21 ?f13 ?f18" draw:type="non-primitive" draw:modifiers="8292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text:span text:style-name="Основной_20_шрифт_20_абзаца"><text:span text:style-name="T1"/></text:span></text:p>
      <text:p text:style-name="P1"/>
      <text:p text:style-name="P1"/>
      <text:p text:style-name="Standard"><draw:custom-shape text:anchor-type="paragraph" draw:z-index="12" draw:name="Фигура 18" draw:style-name="gr5" draw:text-style-name="P4" svg:width="0.398cm" svg:height="0.63cm" svg:x="8.107cm" svg:y="0.078cm"><text:p/><draw:enhanced-geometry svg:viewBox="0 0 21600 21600" draw:mirror-horizontal="false" draw:mirror-vertical="false" draw:text-areas="?f11 ?f21 ?f13 ?f18" draw:type="non-primitive" draw:modifiers="15445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text:span text:style-name="Основной_20_шрифт_20_абзаца"><text:span text:style-name="T1"/></text:span></text:p>
      <text:p text:style-name="P1"><draw:custom-shape text:anchor-type="paragraph" draw:z-index="0" draw:name="Фигура 3" draw:style-name="gr20" draw:text-style-name="P6" svg:width="6.668cm" svg:height="1.324cm" svg:x="4.932cm" svg:y="0.22cm"><text:p text:style-name="P5">если f<text:span text:style-name="T14"> <text:s/>&gt;100 </text:span><text:span text:style-name="T15"><text:s/></text:span><text:span text:style-name="T19">и</text:span><text:span text:style-name="T14"> &lt; </text:span><text:span text:style-name="T15">999</text:span><text:span text:style-name="T14">:</text:span></text:p><draw:enhanced-geometry svg:viewBox="0 0 21600 21600" draw:text-areas="?f27 ?f29 ?f28 ?f30" draw:glue-points="?f21 ?f22 ?f23 ?f24 ?f21 ?f25 ?f26 ?f24" draw:type="non-primitive" draw:enhanced-path="M ?f10 ?f8 L ?f9 ?f10 ?f10 ?f9 ?f8 ?f10 ?f10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p>
      <text:p text:style-name="P1"><draw:custom-shape text:anchor-type="paragraph" draw:z-index="16" draw:name="Фигура 23" draw:style-name="gr18" draw:text-style-name="P4" svg:width="0.398cm" svg:height="1.033cm" svg:x="2.842cm" svg:y="0.453cm"><text:p/><draw:enhanced-geometry svg:viewBox="0 0 21600 21600" draw:text-areas="?f11 ?f21 ?f13 ?f18" draw:type="non-primitive" draw:modifiers="15518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Фигура 24" draw:style-name="gr18" draw:text-style-name="P4" svg:width="0.292cm" svg:height="1.033cm" svg:x="14.457cm" svg:y="0.427cm"><text:p/><draw:enhanced-geometry svg:viewBox="0 0 21600 21600" draw:text-areas="?f11 ?f21 ?f13 ?f18" draw:type="non-primitive" draw:modifiers="17176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draw:connector text:anchor-type="paragraph" draw:z-index="18" draw:name="Линия 1" draw:style-name="gr17" draw:text-style-name="P10" draw:type="line" svg:x1="4.932cm" svg:y1="0.374cm" svg:x2="3.053cm" svg:y2="0.452cm" svg:d="M4932 374l-1879 78" svg:viewBox="0 0 1880 79"><text:p/></draw:connector><draw:connector text:anchor-type="paragraph" draw:z-index="19" draw:name="Линия 2" draw:style-name="gr17" draw:text-style-name="P10" draw:type="line" svg:x1="14.589cm" svg:y1="0.482cm" svg:x2="11.599cm" svg:y2="0.427cm" svg:d="M14589 482l-2990-55" svg:viewBox="0 0 2992 56"><text:p/></draw:connector><text:s text:c="37"/><text:span text:style-name="T10">да <text:s text:c="70"/>нет</text:span></text:p>
      <text:p text:style-name="Standard"><text:span text:style-name="Основной_20_шрифт_20_абзаца"><text:span text:style-name="T1"/></text:span></text:p>
      <text:p text:style-name="P1"><draw:custom-shape text:anchor-type="paragraph" draw:z-index="2" draw:name="Фигура 8" draw:style-name="gr21" draw:text-style-name="P12" svg:width="7.155cm" svg:height="1.244cm" svg:x="11.52cm" svg:y="0.485cm"><text:p text:style-name="P11"><text:span text:style-name="T17">Print(«</text:span><text:span text:style-name="T18">Ошибка: введите трёхзначное число</text:span><text:span text:style-name="T17">»)</text:span></text:p><draw:enhanced-geometry svg:viewBox="0 0 21600 21600" draw:mirror-horizontal="false" draw:mirror-vertical="fals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P1"><draw:custom-shape text:anchor-type="paragraph" draw:z-index="22" draw:name="Фигура 25" draw:style-name="gr14" draw:text-style-name="P8" svg:width="3.597cm" svg:height="1.244cm" svg:x="1.127cm" svg:y="0.056cm"><text:p text:style-name="P7"><text:span text:style-name="T14"><text:s text:c="6"/></text:span><text:span text:style-name="T14">a = (f % </text:span><text:span text:style-name="T15">10</text:span><text:span text:style-name="T14">)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text:span text:style-name="Основной_20_шрифт_20_абзаца"><text:span text:style-name="T1"/></text:span></text:p>
      <text:p text:style-name="P1"><draw:custom-shape text:anchor-type="paragraph" draw:z-index="9" draw:name="Фигура 15" draw:style-name="gr18" draw:text-style-name="P4" svg:width="0.398cm" svg:height="0.242cm" svg:x="2.755cm" svg:y="0.326cm"><text:p/><draw:enhanced-geometry svg:viewBox="0 0 21600 21600" draw:text-areas="?f11 ?f21 ?f13 ?f18" draw:type="non-primitive" draw:modifiers="10256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Фигура 38" draw:style-name="gr1" draw:text-style-name="P4" svg:width="0.398cm" svg:height="7.249cm" svg:x="14.467cm" svg:y="0.268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name="Фигура 10" draw:style-name="gr20" draw:text-style-name="P6" svg:width="3.597cm" svg:height="1.244cm" svg:x="1.088cm" svg:y="0.083cm"><text:p text:style-name="P7"><text:span text:style-name="T14"><text:s text:c="4"/></text:span><text:span text:style-name="T14">b = (f % </text:span><text:span text:style-name="T15">100 </text:span><text:span text:style-name="T14">// </text:span><text:span text:style-name="T15">10</text:span><text:span text:style-name="T14">)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text:span text:style-name="Основной_20_шрифт_20_абзаца"><text:span text:style-name="T1"/></text:span></text:p>
      <text:p text:style-name="Standard"><draw:custom-shape text:anchor-type="paragraph" draw:z-index="11" draw:name="Фигура 17" draw:style-name="gr18" draw:text-style-name="P4" svg:width="0.345cm" svg:height="0.279cm" svg:x="2.702cm" svg:y="0.353cm"><text:p/><draw:enhanced-geometry svg:viewBox="0 0 21600 21600" draw:text-areas="?f11 ?f21 ?f13 ?f18" draw:type="non-primitive" draw:modifiers="1269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text:span text:style-name="Основной_20_шрифт_20_абзаца"><text:span text:style-name="T1"><text:s text:c="38"/></text:span></text:span></text:p>
      <text:p text:style-name="Standard"><draw:custom-shape text:anchor-type="paragraph" draw:z-index="3" draw:name="Фигура 9" draw:style-name="gr20" draw:text-style-name="P6" svg:width="3.597cm" svg:height="1.244cm" svg:x="1.141cm" svg:y="0.146cm"><text:p text:style-name="P7"><text:span text:style-name="T14"><text:s text:c="5"/></text:span><text:span text:style-name="T14">c = (f // </text:span><text:span text:style-name="T15">100</text:span><text:span text:style-name="T14">)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Основной_20_шрифт_20_абзаца"><text:span text:style-name="T1"><text:s text:c="38"/></text:span></text:span><text:s text:c="85"/></text:p>
      <text:p text:style-name="Standard"><text:span text:style-name="Основной_20_шрифт_20_абзаца"><text:span text:style-name="T1"/></text:span></text:p>
      <text:p text:style-name="P1"><draw:custom-shape text:anchor-type="paragraph" draw:z-index="10" draw:name="Фигура 16" draw:style-name="gr18" draw:text-style-name="P4" svg:width="0.398cm" svg:height="0.308cm" svg:x="2.702cm" svg:y="0.416cm"><text:p/><draw:enhanced-geometry svg:viewBox="0 0 21600 21600" draw:text-areas="?f11 ?f21 ?f13 ?f18" draw:type="non-primitive" draw:modifiers="6665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" draw:name="Фигура 11" draw:style-name="gr20" draw:text-style-name="P6" svg:width="3.597cm" svg:height="1.244cm" svg:x="1.141cm" svg:y="0.236cm"><text:p text:style-name="P7"><text:span text:style-name="T14"><text:s/></text:span><text:span text:style-name="T14">v = b*</text:span><text:span text:style-name="T15">100 </text:span><text:span text:style-name="T14">+ c *</text:span><text:span text:style-name="T15">10 </text:span><text:span text:style-name="T14">+ a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Основной_20_шрифт_20_абзаца"><text:span text:style-name="T1"/></text:span></text:p>
      <text:p text:style-name="P1"/>
      <text:p text:style-name="Standard"><text:span text:style-name="Основной_20_шрифт_20_абзаца"><text:span text:style-name="T1"/></text:span></text:p>
      <text:p text:style-name="P1"><draw:custom-shape text:anchor-type="paragraph" draw:z-index="13" draw:name="Фигура 19" draw:style-name="gr5" draw:text-style-name="P4" svg:width="0.398cm" svg:height="0.63cm" svg:x="2.731cm" svg:y="0.019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Фигура 26" draw:style-name="gr5" draw:text-style-name="P4" svg:width="0.398cm" svg:height="0.63cm" svg:x="2.731cm" svg:y="0.019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6" draw:name="Фигура 12" draw:style-name="gr20" draw:text-style-name="P6" svg:width="8.838cm" svg:height="1.244cm" svg:x="-0.82cm" svg:y="0.185cm"><text:p text:style-name="P5"><text:s text:c="6"/>print(v, «Программа завершена успешно»)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Основной_20_шрифт_20_абзаца"><text:span text:style-name="T1"/></text:span></text:p>
      <text:p text:style-name="P1"/>
      <text:p text:style-name="Standard"><text:span text:style-name="Основной_20_шрифт_20_абзаца"><text:span text:style-name="T1"/></text:span></text:p>
      <text:p text:style-name="P1"><draw:custom-shape text:anchor-type="paragraph" draw:z-index="25" draw:name="Фигура 7" draw:style-name="gr9" draw:text-style-name="P6" svg:width="1.225cm" svg:height="1.324cm" svg:x="6.826cm" svg:y="0.101cm"><text:p/><draw:enhanced-geometry svg:viewBox="0 0 21600 21600" draw:text-areas="?f27 ?f29 ?f28 ?f30" draw:glue-points="?f21 ?f22 ?f23 ?f24 ?f21 ?f25 ?f26 ?f24" draw:type="non-primitive" draw:enhanced-path="M ?f10 ?f8 L ?f9 ?f10 ?f10 ?f9 ?f8 ?f10 ?f10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ustom-shape text:anchor-type="paragraph" draw:z-index="23" draw:name="Фигура 22" draw:style-name="gr13" draw:text-style-name="P4" svg:width="6.658cm" svg:height="0.639cm" svg:x="8.05cm" svg:y="0.443cm"><text:p text:style-name="P5"/><draw:enhanced-geometry svg:viewBox="0 0 21600 21600" draw:text-areas="?f17 ?f12 ?f20 ?f13" draw:type="non-primitive" draw:modifiers="5832 10800" draw:enhanced-path="M ?f9 ?f12 L ?f11 ?f12 ?f11 ?f8 ?f8 ?f10 ?f11 ?f9 ?f11 ?f13 ?f9 ?f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Фигура 34" draw:style-name="gr5" draw:text-style-name="P4" svg:width="0.398cm" svg:height="0.63cm" svg:x="2.692cm" svg:y="0.113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4" draw:name="Фигура 5" draw:style-name="gr12" draw:text-style-name="P4" svg:width="3.878cm" svg:height="0.528cm" svg:x="2.877cm" svg:y="0.011cm"><text:p/><draw:enhanced-geometry svg:viewBox="0 0 21600 21600" draw:mirror-horizontal="true" draw:text-areas="?f17 ?f12 ?f20 ?f13" draw:type="non-primitive" draw:modifiers="5832 10800" draw:enhanced-path="M ?f9 ?f12 L ?f11 ?f12 ?f11 ?f8 ?f8 ?f10 ?f11 ?f9 ?f11 ?f13 ?f9 ?f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text:span text:style-name="Основной_20_шрифт_20_абзаца"><text:span text:style-name="T1"/></text:span></text:p>
      <text:p text:style-name="P1"><draw:custom-shape text:anchor-type="paragraph" draw:z-index="27" draw:name="Фигура 27" draw:style-name="gr11" draw:text-style-name="P4" svg:width="0.398cm" svg:height="0.345cm" svg:x="7.25cm" svg:y="0.445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8" draw:name="Фигура 20" draw:style-name="gr10" draw:text-style-name="P6" svg:width="5.047cm" svg:height="1.324cm" svg:x="4.861cm" svg:y="0.339cm"><text:p text:style-name="P5">Ошибка ввода</text:p><draw:enhanced-geometry svg:viewBox="0 0 21600 21600" draw:text-areas="?f27 ?f29 ?f28 ?f30" draw:glue-points="?f21 ?f22 ?f23 ?f24 ?f21 ?f25 ?f26 ?f24" draw:type="non-primitive" draw:enhanced-path="M ?f10 ?f8 L ?f9 ?f10 ?f10 ?f9 ?f8 ?f10 ?f10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text:span text:style-name="Основной_20_шрифт_20_абзаца"><text:span text:style-name="T1"/></text:span></text:p>
      <text:p text:style-name="P1"><text:s text:c="108"/><text:span text:style-name="T11">нет</text:span></text:p>
      <text:p text:style-name="Standard"/>
      <text:p text:style-name="Standard"><draw:custom-shape text:anchor-type="paragraph" draw:z-index="29" draw:name="Фигура 28" draw:style-name="gr5" draw:text-style-name="P4" svg:width="0.398cm" svg:height="0.63cm" svg:x="7.174cm" svg:y="0.201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Фигура 30" draw:style-name="gr8" draw:text-style-name="P6" svg:width="8.838cm" svg:height="1.244cm" svg:x="2.921cm" svg:y="0.903cm"><text:p text:style-name="P5"><text:span text:style-name="T12"><text:s text:c="6"/></text:span><text:span text:style-name="T12">print(«</text:span><text:span text:style-name="T13">Ошибка: ввод должен быть числом</text:span><text:span text:style-name="T12">»)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text:anchor-type="paragraph" draw:z-index="32" draw:name="Фигура 31" draw:style-name="gr5" draw:text-style-name="P4" svg:width="0.398cm" svg:height="0.63cm" svg:x="7.174cm" svg:y="2.147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name="Фигура 36" draw:style-name="gr3" draw:text-style-name="P4" svg:width="1.04cm" svg:height="0.528cm" svg:x="11.753cm" svg:y="1.168cm"><text:p/><draw:enhanced-geometry svg:viewBox="0 0 21600 21600" draw:mirror-horizontal="true" draw:text-areas="?f17 ?f12 ?f20 ?f13" draw:type="non-primitive" draw:modifiers="5832 10800" draw:enhanced-path="M ?f9 ?f12 L ?f11 ?f12 ?f11 ?f8 ?f8 ?f10 ?f11 ?f9 ?f11 ?f13 ?f9 ?f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Фигура 37" draw:style-name="gr2" draw:text-style-name="P4" svg:width="0.398cm" svg:height="1.278cm" svg:x="12.615cm" svg:y="1.406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text:span text:style-name="Основной_20_шрифт_20_абзаца"><text:span text:style-name="T1"><text:s text:c="72"/></text:span></text:span><text:span text:style-name="Основной_20_шрифт_20_абзаца"><text:span text:style-name="T2">да</text:span></text:span></text:p>
      <text:p text:style-name="P1"><draw:custom-shape text:anchor-type="paragraph" draw:z-index="30" draw:name="Фигура 29" draw:style-name="gr9" draw:text-style-name="P6" svg:width="1.225cm" svg:height="1.324cm" svg:x="6.787cm" svg:y="-1.545cm"><text:p/><draw:enhanced-geometry svg:viewBox="0 0 21600 21600" draw:text-areas="?f27 ?f29 ?f28 ?f30" draw:glue-points="?f21 ?f22 ?f23 ?f24 ?f21 ?f25 ?f26 ?f24" draw:type="non-primitive" draw:enhanced-path="M ?f10 ?f8 L ?f9 ?f10 ?f10 ?f9 ?f8 ?f10 ?f10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ustom-shape text:anchor-type="paragraph" draw:z-index="33" draw:name="Фигура 32" draw:style-name="gr7" draw:text-style-name="P4" svg:width="0.398cm" svg:height="0.436cm" svg:x="7.218cm" svg:y="-1.981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Фигура 4" draw:style-name="gr18" draw:text-style-name="P4" svg:width="0.398cm" svg:height="1.126cm" svg:x="7.239cm" svg:y="-0.242cm"><text:p/><draw:enhanced-geometry svg:viewBox="0 0 21600 21600" draw:text-areas="?f11 ?f21 ?f13 ?f18" draw:type="non-primitive" draw:modifiers="15018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Фигура 33" draw:style-name="gr6" draw:text-style-name="P4" svg:width="4.844cm" svg:height="0.639cm" svg:x="8.012cm" svg:y="-1.215cm"><text:p text:style-name="P5"/><draw:enhanced-geometry svg:viewBox="0 0 21600 21600" draw:text-areas="?f17 ?f12 ?f20 ?f13" draw:type="non-primitive" draw:modifiers="5832 10800" draw:enhanced-path="M ?f9 ?f12 L ?f11 ?f12 ?f11 ?f8 ?f8 ?f10 ?f11 ?f9 ?f11 ?f13 ?f9 ?f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name="Фигура 35" draw:style-name="gr4" draw:text-style-name="P4" svg:width="0.398cm" svg:height="0.957cm" svg:x="12.691cm" svg:y="-1.942cm"><text:p/><draw:enhanced-geometry svg:viewBox="0 0 21600 21600" draw:mirror-horizontal="false" draw:mirror-vertical="false" draw:text-areas="?f11 ?f21 ?f13 ?f18" draw:type="non-primitive" draw:modifiers="14540 108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"><draw:custom-shape text:anchor-type="paragraph" draw:z-index="14" draw:name="Фигура 21" draw:style-name="gr19" draw:text-style-name="P9" svg:width="3.043cm" svg:height="1.218cm" svg:x="5.736cm" svg:y="0.436cm"><text:p text:style-name="P5"><text:span text:style-name="T16"><text:s text:c="8"/></text:span><text:span text:style-name="T16">Конец</text:span></text:p>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1"/>
      <text:p text:style-name="P1"/>
      <text:p text:style-name="P1"/>
      <text:p text:style-name="P1">Текст программы:</text:p>
      <text:p text:style-name="Standard"><text:span text:style-name="Основной_20_шрифт_20_абзаца"><text:span text:style-name="T6">#Дано трехзначное число. Вывести число, полученное при</text:span></text:span><text:line-break/><text:span text:style-name="Основной_20_шрифт_20_абзаца"><text:span text:style-name="T6">#перестановке цифр сотен и десятков исходного числа (например, 123 перейдет в 213).</text:span></text:span><text:line-break/><text:span text:style-name="Основной_20_шрифт_20_абзаца"><text:span text:style-name="T3">f = </text:span></text:span><text:span text:style-name="Основной_20_шрифт_20_абзаца"><text:span text:style-name="T7">int</text:span></text:span><text:span text:style-name="Основной_20_шрифт_20_абзаца"><text:span text:style-name="T3">(</text:span></text:span><text:span text:style-name="Основной_20_шрифт_20_абзаца"><text:span text:style-name="T7">input</text:span></text:span><text:span text:style-name="Основной_20_шрифт_20_абзаца"><text:span text:style-name="T3">(</text:span></text:span><text:span text:style-name="Основной_20_шрифт_20_абзаца"><text:span text:style-name="T8">'введите трёхзначное число <text:s text:c="3"/>'</text:span></text:span><text:span text:style-name="Основной_20_шрифт_20_абзаца"><text:span text:style-name="T3">))</text:span></text:span><text:line-break/><text:span text:style-name="Основной_20_шрифт_20_абзаца"><text:span text:style-name="T3">a = (f % </text:span></text:span><text:span text:style-name="Основной_20_шрифт_20_абзаца"><text:span text:style-name="T4">10</text:span></text:span><text:span text:style-name="Основной_20_шрифт_20_абзаца"><text:span text:style-name="T3">)</text:span></text:span><text:line-break/><text:span text:style-name="Основной_20_шрифт_20_абзаца"><text:span text:style-name="T3">b = (f % </text:span></text:span><text:span text:style-name="Основной_20_шрифт_20_абзаца"><text:span text:style-name="T4">100 </text:span></text:span><text:span text:style-name="Основной_20_шрифт_20_абзаца"><text:span text:style-name="T3">// </text:span></text:span><text:span text:style-name="Основной_20_шрифт_20_абзаца"><text:span text:style-name="T4">10</text:span></text:span><text:span text:style-name="Основной_20_шрифт_20_абзаца"><text:span text:style-name="T3">)</text:span></text:span><text:line-break/><text:span text:style-name="Основной_20_шрифт_20_абзаца"><text:span text:style-name="T3">c = (f // </text:span></text:span><text:span text:style-name="Основной_20_шрифт_20_абзаца"><text:span text:style-name="T4">100</text:span></text:span><text:span text:style-name="Основной_20_шрифт_20_абзаца"><text:span text:style-name="T3">)</text:span></text:span><text:line-break/><text:span text:style-name="Основной_20_шрифт_20_абзаца"><text:span text:style-name="T3">v = b*</text:span></text:span><text:span text:style-name="Основной_20_шрифт_20_абзаца"><text:span text:style-name="T4">100 </text:span></text:span><text:span text:style-name="Основной_20_шрифт_20_абзаца"><text:span text:style-name="T3">+ c *</text:span></text:span><text:span text:style-name="Основной_20_шрифт_20_абзаца"><text:span text:style-name="T4">10 </text:span></text:span><text:span text:style-name="Основной_20_шрифт_20_абзаца"><text:span text:style-name="T3">+ a</text:span></text:span><text:line-break/><text:span text:style-name="Основной_20_шрифт_20_абзаца"><text:span text:style-name="T5">if </text:span></text:span><text:span text:style-name="Основной_20_шрифт_20_абзаца"><text:span text:style-name="T3">f &gt;= </text:span></text:span><text:span text:style-name="Основной_20_шрифт_20_абзаца"><text:span text:style-name="T4">100 </text:span></text:span><text:span text:style-name="Основной_20_шрифт_20_абзаца"><text:span text:style-name="T5">and </text:span></text:span><text:span text:style-name="Основной_20_шрифт_20_абзаца"><text:span text:style-name="T3">f &lt;= </text:span></text:span><text:span text:style-name="Основной_20_шрифт_20_абзаца"><text:span text:style-name="T4">999</text:span></text:span><text:span text:style-name="Основной_20_шрифт_20_абзаца"><text:span text:style-name="T3">:</text:span></text:span><text:line-break/><text:span text:style-name="Основной_20_шрифт_20_абзаца"><text:span text:style-name="T3"> <text:s text:c="3"/></text:span></text:span><text:span text:style-name="Основной_20_шрифт_20_абзаца"><text:span text:style-name="T7">print</text:span></text:span><text:span text:style-name="Основной_20_шрифт_20_абзаца"><text:span text:style-name="T3">(v)</text:span></text:span><text:line-break/><text:span text:style-name="Основной_20_шрифт_20_абзаца"><text:span text:style-name="T5">else</text:span></text:span><text:span text:style-name="Основной_20_шрифт_20_абзаца"><text:span text:style-name="T3">:</text:span></text:span><text:line-break/><text:span text:style-name="Основной_20_шрифт_20_абзаца"><text:span text:style-name="T3"> <text:s text:c="3"/></text:span></text:span><text:span text:style-name="Основной_20_шрифт_20_абзаца"><text:span text:style-name="T7">print</text:span></text:span><text:span text:style-name="Основной_20_шрифт_20_абзаца"><text:span text:style-name="T3">(</text:span></text:span><text:span text:style-name="Основной_20_шрифт_20_абзаца"><text:span text:style-name="T8">"надо ввести ТРЁХЗНАЧНОЕ число"</text:span></text:span><text:span text:style-name="Основной_20_шрифт_20_абзаца"><text:span text:style-name="T3">)</text:span></text:span></text:p>
      <text:p text:style-name="Standard"/>
      <text:p text:style-name="P1">Протокол работы программы:</text:p>
      <text:p text:style-name="Standard">Введите трёхзначное число <text:s text:c="3"/>346</text:p>
      <text:p text:style-name="Standard"><text:span text:style-name="Основной_20_шрифт_20_абзаца"><text:span text:style-name="T9">436 </text:span></text:span>Программа<text:span text:style-name="Основной_20_шрифт_20_абзаца"><text:span text:style-name="T9"> </text:span></text:span>завершена<text:span text:style-name="Основной_20_шрифт_20_абзаца"><text:span text:style-name="T9"> </text:span></text:span>успешно</text:p>
      <text:p text:style-name="P2">Process finished with exit code 0</text:p>
      <text:p text:style-name="Standard"><text:span text:style-name="Основной_20_шрифт_20_абзаца"><text:span text:style-name="T1">Вывод:</text:span></text:span> в процессе выполнения практического занятия выработал навыки составления программ ветвистой структуры в IDE PyCharm Community. Были использованы языковые конструкции if. 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F" style:font-family-generic="roman"/>
    <style:font-face style:name="F1" svg:font-family="F" style:font-family-generic="roman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Tahoma" svg:font-family="Tahoma" style:font-family-generic="modern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2pt" fo:letter-spacing="normal" fo:language="ru" fo:country="RU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2pt" fo:letter-spacing="normal" fo:language="ru" fo:country="RU" fo:font-style="normal" style:text-underline-style="none" fo:font-weight="normal" style:letter-kerning="true" fo:background-color="transparent" style:font-name-asian="Verdana2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24-10-24T17:01:00Z</meta:creation-date>
    <dc:date>2024-10-26T17:44:33.667518843</dc:date>
    <meta:editing-cycles>6</meta:editing-cycles>
    <meta:editing-duration>PT15M6S</meta:editing-duration>
    <meta:document-statistic meta:table-count="0" meta:image-count="0" meta:object-count="0" meta:page-count="2" meta:paragraph-count="21" meta:word-count="182" meta:character-count="1828" meta:non-whitespace-character-count="110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"/>
  </office:meta>
</office:document-meta>
</file>